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standard">
      <style:graphic-properties draw:stroke="none" svg:stroke-color="#cccccc" draw:fill="none" draw:fill-color="#ffffff" fo:min-height="0.5cm"/>
    </style:style>
    <style:style style:name="gr3" style:family="graphic" style:parent-style-name="standard">
      <style:graphic-properties draw:stroke="none" svg:stroke-color="#000000" draw:fill="none" draw:fill-color="#ffffff" fo:min-height="0.4cm"/>
    </style:style>
    <style:style style:name="gr4" style:family="graphic" style:parent-style-name="standard">
      <style:graphic-properties draw:stroke="none" svg:stroke-color="#000000" draw:fill="none" draw:fill-color="#ffffff" fo:min-height="0.7cm"/>
    </style:style>
    <style:style style:name="gr5" style:family="graphic" style:parent-style-name="standard">
      <style:graphic-properties draw:stroke="none" svg:stroke-color="#000000" draw:fill="none" draw:fill-color="#ffffff" fo:min-height="0.6cm"/>
    </style:style>
    <style:style style:name="gr6" style:family="graphic" style:parent-style-name="standard">
      <style:graphic-properties draw:stroke="none" svg:stroke-color="#000000" draw:fill="none" draw:fill-color="#ffffff" fo:min-height="2.134cm"/>
    </style:style>
    <style:style style:name="gr7" style:family="graphic" style:parent-style-name="standard">
      <style:graphic-properties draw:stroke="none" svg:stroke-color="#000000" draw:fill="none" draw:fill-color="#ffffff" fo:min-height="0.8cm"/>
    </style:style>
    <style:style style:name="gr8" style:family="graphic" style:parent-style-name="standard">
      <style:graphic-properties draw:stroke="none" svg:stroke-color="#000000" draw:fill="none" draw:fill-color="#ffffff" fo:min-height="0.5cm"/>
    </style:style>
    <style:style style:name="gr9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cccccc" draw:fill="none" draw:fill-color="#ffffff" fo:min-height="0.6cm"/>
    </style:style>
    <style:style style:name="gr11" style:family="graphic" style:parent-style-name="standard">
      <style:graphic-properties draw:stroke="none" svg:stroke-color="#000000" draw:fill="none" draw:fill-color="#ffffff" fo:min-height="6.278cm"/>
    </style:style>
    <style:style style:name="gr12" style:family="graphic" style:parent-style-name="objectwithoutfill">
      <style:graphic-properties svg:stroke-color="#33ff99" draw:marker-end="Arrow" draw:marker-end-width="0.3cm" draw:fill="none" draw:textarea-vertical-align="middle"/>
    </style:style>
    <style:style style:name="P1" style:family="paragraph">
      <style:text-properties fo:color="#ff33ff" fo:font-size="18pt" style:font-size-asian="18pt" style:font-size-complex="18pt"/>
    </style:style>
    <style:style style:name="P2" style:family="paragraph">
      <style:text-properties fo:color="#00ccff" fo:font-size="18pt" style:font-size-asian="18pt" style:font-size-complex="18pt"/>
    </style:style>
    <style:style style:name="P3" style:family="paragraph">
      <style:text-properties fo:color="#ff00cc"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text-properties fo:color="#33ff99"/>
    </style:style>
    <style:style style:name="T1" style:family="text">
      <style:text-properties fo:color="#ff33ff" fo:font-size="18pt" style:font-size-asian="18pt" style:font-size-complex="18pt"/>
    </style:style>
    <style:style style:name="T2" style:family="text">
      <style:text-properties fo:color="#00ccff" fo:font-size="18pt" style:font-size-asian="18pt" style:font-size-complex="18pt"/>
    </style:style>
    <style:style style:name="T3" style:family="text">
      <style:text-properties fo:color="#ff00cc" fo:font-size="18pt" style:font-size-asian="18pt" style:font-size-complex="18pt"/>
    </style:style>
    <style:style style:name="T4" style:family="text">
      <style:text-properties fo:color="#33ff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xml:id="id1" draw:id="id1" draw:layer="layout" svg:width="2.2cm" svg:height="0.962cm" svg:x="0.2cm" svg:y="0.1cm">
          <draw:text-box>
            <text:p>rails</text:p>
          </draw:text-box>
        </draw:frame>
        <draw:frame draw:style-name="gr2" xml:id="id11" draw:id="id11" draw:layer="layout" svg:width="7cm" svg:height="0.962cm" svg:x="0.2cm" svg:y="3cm">
          <draw:text-box>
            <text:p>~/.rbenv/shims/rails</text:p>
          </draw:text-box>
        </draw:frame>
        <draw:frame draw:style-name="gr1" xml:id="id2" draw:id="id2" draw:layer="layout" svg:width="3.9cm" svg:height="0.962cm" svg:x="0.2cm" svg:y="6.238cm">
          <draw:text-box>
            <text:p>$PATH/rails</text:p>
          </draw:text-box>
        </draw:frame>
        <draw:frame draw:style-name="gr3" draw:text-style-name="P1" xml:id="id3" draw:id="id3" draw:layer="layout" svg:width="13.3cm" svg:height="2.384cm" svg:x="14.2cm" svg:y="7.927cm">
          <draw:text-box>
            <text:p><text:span text:style-name="T1">#...</text:span></text:p>
            <text:p><text:span text:style-name="T1">version = "&gt;= 0"</text:span></text:p>
            <text:p><text:span text:style-name="T1">load Gem.bin_path('railties', 'rails', version)</text:span></text:p>
          </draw:text-box>
        </draw:frame>
        <draw:frame draw:style-name="gr3" xml:id="id7" draw:id="id7" draw:layer="layout" svg:width="7.4cm" svg:height="0.962cm" svg:x="0.2cm" svg:y="11.8cm">
          <draw:text-box>
            <text:p>railties-4.2.1/bin/rails</text:p>
          </draw:text-box>
        </draw:frame>
        <draw:frame draw:style-name="gr4" draw:text-style-name="P2" xml:id="id8" draw:id="id8" draw:layer="layout" svg:width="16.8cm" svg:height="5.228cm" svg:x="14.2cm" svg:y="10.9cm">
          <draw:text-box>
            <text:p><text:span text:style-name="T2">git_path = File.expand_path('../../../.git', __FILE__)</text:span></text:p>
            <text:p><text:span text:style-name="T2"/></text:p>
            <text:p><text:span text:style-name="T2">if File.exist?(git_path)</text:span></text:p>
            <text:p><text:span text:style-name="T2"><text:s text:c="2"/></text:span><text:span text:style-name="T2">railties_path = File.expand_path('../../lib', __FILE__)</text:span></text:p>
            <text:p><text:span text:style-name="T2"><text:s text:c="2"/></text:span><text:span text:style-name="T2">$:.unshift(railties_path)</text:span></text:p>
            <text:p><text:span text:style-name="T2">end</text:span></text:p>
            <text:p><text:span text:style-name="T2">require "rails/cli"</text:span></text:p>
          </draw:text-box>
        </draw:frame>
        <draw:frame draw:style-name="gr5" draw:text-style-name="P2" xml:id="id12" draw:id="id12" draw:layer="layout" svg:width="19.3cm" svg:height="0.962cm" svg:x="14.2cm" svg:y="4.2cm">
          <draw:text-box>
            <text:p><text:span text:style-name="T2">exec "/home/z/.rbenv/libexec/rbenv" exec "$program" "$@"</text:span></text:p>
          </draw:text-box>
        </draw:frame>
        <draw:frame draw:style-name="gr6" draw:text-style-name="P3" xml:id="id5" draw:id="id5" draw:layer="layout" svg:width="14.6cm" svg:height="2.384cm" svg:x="14.2cm" svg:y="17.5cm">
          <draw:text-box>
            <text:p><text:span text:style-name="T3">require 'rails/app_rails_loader'</text:span></text:p>
            <text:p><text:span text:style-name="T3">Rails::AppRailsLoader.exec_app_rails</text:span></text:p>
            <text:p><text:span text:style-name="T3">#...</text:span></text:p>
          </draw:text-box>
        </draw:frame>
        <draw:frame draw:style-name="gr7" xml:id="id9" draw:id="id9" draw:layer="layout" svg:width="3.6cm" svg:height="1.05cm" svg:x="0.2cm" svg:y="19.65cm">
          <draw:text-box>
            <text:p>bin/rails</text:p>
          </draw:text-box>
        </draw:frame>
        <draw:frame draw:style-name="gr8" draw:text-style-name="P2" xml:id="id6" draw:id="id6" draw:layer="layout" svg:width="21.2cm" svg:height="15.182cm" svg:x="14.2cm" svg:y="21.378cm">
          <draw:text-box>
            <text:p><text:span text:style-name="T2">RUBY = Gem.ruby</text:span></text:p>
            <text:p><text:span text:style-name="T2">EXECUTABLES = ['bin/rails', 'script/rails']</text:span></text:p>
            <text:p><text:span text:style-name="T2"/></text:p>
            <text:p><text:span text:style-name="T2">def exec_app_rails</text:span></text:p>
            <text:p><text:span text:style-name="T2"><text:s text:c="2"/></text:span><text:span text:style-name="T2">original_cwd = Dir.pwd</text:span></text:p>
            <text:p><text:span text:style-name="T2"><text:s text:c="2"/></text:span><text:span text:style-name="T2">loop do</text:span></text:p>
            <text:p><text:span text:style-name="T2"><text:s text:c="4"/></text:span><text:span text:style-name="T2">if exe = find_executable</text:span></text:p>
            <text:p><text:span text:style-name="T2"><text:s text:c="6"/></text:span><text:span text:style-name="T2">#...</text:span></text:p>
            <text:p><text:span text:style-name="T2"><text:s text:c="8"/></text:span><text:span text:style-name="T2">exec RUBY, exe, *ARGV</text:span></text:p>
            <text:p><text:span text:style-name="T2"><text:s text:c="6"/></text:span><text:span text:style-name="T2">#...</text:span></text:p>
            <text:p><text:span text:style-name="T2"><text:s text:c="4"/></text:span><text:span text:style-name="T2">end</text:span></text:p>
            <text:p><text:span text:style-name="T2"><text:s text:c="4"/></text:span></text:p>
            <text:p><text:span text:style-name="T2"><text:s text:c="4"/></text:span><text:span text:style-name="T2">Dir.chdir(original_cwd) and return if Pathname.new(Dir.pwd).root?</text:span></text:p>
            <text:p><text:span text:style-name="T2"><text:s text:c="4"/></text:span><text:span text:style-name="T2">Dir.chdir('..')</text:span></text:p>
            <text:p><text:span text:style-name="T2"><text:s text:c="4"/></text:span></text:p>
            <text:p><text:span text:style-name="T2"><text:s text:c="2"/></text:span><text:span text:style-name="T2">end</text:span></text:p>
            <text:p><text:span text:style-name="T2">end</text:span></text:p>
            <text:p><text:span text:style-name="T2"/></text:p>
            <text:p><text:span text:style-name="T2">def find_executable</text:span></text:p>
            <text:p><text:span text:style-name="T2"><text:s text:c="2"/></text:span><text:span text:style-name="T2">EXECUTABLES.find { |exe| File.file?(exe) }</text:span></text:p>
            <text:p><text:span text:style-name="T2">end</text:span></text:p>
          </draw:text-box>
        </draw:frame>
        <draw:frame draw:style-name="gr3" xml:id="id4" draw:id="id4" draw:layer="layout" svg:width="9cm" svg:height="0.962cm" svg:x="0.2cm" svg:y="14.7cm">
          <draw:text-box>
            <text:p>railties-4.2.1/lib/rails/cli.rb</text:p>
          </draw:text-box>
        </draw:frame>
        <draw:connector draw:style-name="gr9" draw:text-style-name="P4" draw:layer="layout" draw:type="curve" svg:x1="1.3cm" svg:y1="1.062cm" svg:x2="2.15cm" svg:y2="6.238cm" draw:start-shape="id1" draw:start-glue-point="2" draw:end-shape="id2" draw:end-glue-point="0" svg:d="M1300 1062c0 3882 850 1294 850 5176" svg:viewBox="0 0 851 5177">
          <text:p/>
        </draw:connector>
        <draw:connector draw:style-name="gr9" draw:text-style-name="P4" draw:layer="layout" draw:type="curve" svg:x1="2.15cm" svg:y1="7.2cm" svg:x2="14.2cm" svg:y2="9.119cm" draw:start-shape="id2" draw:start-glue-point="2" draw:end-shape="id3" draw:end-glue-point="3" svg:d="M2150 7200c0 1280 4016 1919 12050 1919" svg:viewBox="0 0 12051 1920">
          <text:p/>
        </draw:connector>
        <draw:connector draw:style-name="gr9" draw:text-style-name="P4" draw:layer="layout" draw:type="curve" svg:x1="4.7cm" svg:y1="15.662cm" svg:x2="14.2cm" svg:y2="18.692cm" draw:start-shape="id4" draw:start-glue-point="2" draw:end-shape="id5" draw:end-glue-point="3" svg:d="M4700 15662c0 2020 3166 3030 9500 3030" svg:viewBox="0 0 9501 3031">
          <text:p/>
        </draw:connector>
        <draw:connector draw:style-name="gr9" draw:text-style-name="P4" draw:layer="layout" draw:type="curve" draw:line-skew="-2.95cm" svg:x1="14.2cm" svg:y1="18.692cm" svg:x2="14.2cm" svg:y2="28.969cm" draw:start-shape="id5" draw:start-glue-point="3" draw:end-shape="id6" svg:d="M14200 18692c-5175 0-5175 10277 0 10277" svg:viewBox="0 0 3882 10278">
          <text:p/>
        </draw:connector>
        <draw:connector draw:style-name="gr9" draw:text-style-name="P4" draw:layer="layout" draw:type="curve" svg:x1="3.9cm" svg:y1="12.762cm" svg:x2="14.2cm" svg:y2="13.514cm" draw:start-shape="id7" draw:start-glue-point="2" draw:end-shape="id8" draw:end-glue-point="3" svg:d="M3900 12762c0 502 3433 752 10300 752" svg:viewBox="0 0 10301 753">
          <text:p/>
        </draw:connector>
        <draw:connector draw:style-name="gr9" draw:text-style-name="P4" draw:layer="layout" draw:type="curve" svg:x1="14.2cm" svg:y1="13.514cm" svg:x2="4.7cm" svg:y2="14.7cm" draw:start-shape="id8" draw:start-glue-point="3" draw:end-shape="id4" draw:end-glue-point="0" svg:d="M14200 13514c-6334 0-9500 395-9500 1186" svg:viewBox="0 0 9501 1187">
          <text:p/>
        </draw:connector>
        <draw:connector draw:style-name="gr9" draw:text-style-name="P4" draw:layer="layout" draw:type="curve" svg:x1="14.2cm" svg:y1="28.969cm" svg:x2="2cm" svg:y2="19.65cm" draw:start-shape="id6" draw:start-glue-point="3" draw:end-shape="id9" draw:end-glue-point="0" svg:d="M14200 28969c-7800 0-6500-4910-7600-7427s-4600-2642-4600-1892" svg:viewBox="0 0 12201 9722">
          <text:p/>
        </draw:connector>
        <draw:frame draw:style-name="gr10" xml:id="id10" draw:id="id10" draw:layer="layout" svg:width="11.1cm" svg:height="0.962cm" svg:x="4.8cm" svg:y="6.838cm">
          <draw:text-box>
            <text:p>~/.rbenv/versions/2.2.0/bin/rails</text:p>
          </draw:text-box>
        </draw:frame>
        <draw:connector draw:style-name="gr9" draw:text-style-name="P4" draw:layer="layout" draw:type="curve" svg:x1="10.35cm" svg:y1="7.8cm" svg:x2="14.2cm" svg:y2="9.119cm" draw:start-shape="id10" draw:start-glue-point="2" draw:end-shape="id3" draw:end-glue-point="3" svg:d="M10350 7800c0 880 1283 1319 3850 1319" svg:viewBox="0 0 3851 1320">
          <text:p/>
        </draw:connector>
        <draw:connector draw:style-name="gr9" draw:text-style-name="P4" draw:layer="layout" draw:type="curve" svg:x1="14.2cm" svg:y1="9.119cm" svg:x2="3.9cm" svg:y2="11.8cm" draw:start-shape="id3" draw:start-glue-point="3" draw:end-shape="id7" draw:end-glue-point="0" svg:d="M14200 9119c-6867 0-10300 893-10300 2681" svg:viewBox="0 0 10301 2682">
          <text:p/>
        </draw:connector>
        <draw:connector draw:style-name="gr9" draw:text-style-name="P4" draw:layer="layout" draw:type="curve" svg:x1="1.3cm" svg:y1="1.062cm" svg:x2="3.7cm" svg:y2="3cm" draw:start-shape="id1" draw:start-glue-point="2" draw:end-shape="id11" draw:end-glue-point="0" svg:d="M1300 1062c0 1453 2400 485 2400 1938" svg:viewBox="0 0 2401 1939">
          <text:p/>
        </draw:connector>
        <draw:connector draw:style-name="gr9" draw:text-style-name="P4" draw:layer="layout" draw:type="curve" svg:x1="3.7cm" svg:y1="3.962cm" svg:x2="14.2cm" svg:y2="4.681cm" draw:start-shape="id11" draw:start-glue-point="2" draw:end-shape="id12" draw:end-glue-point="3" svg:d="M3700 3962c0 480 3500 719 10500 719" svg:viewBox="0 0 10501 720">
          <text:p/>
        </draw:connector>
        <draw:connector draw:style-name="gr9" draw:text-style-name="P4" draw:layer="layout" draw:type="curve" svg:x1="14.2cm" svg:y1="4.681cm" svg:x2="10.35cm" svg:y2="6.838cm" draw:start-shape="id12" draw:start-glue-point="3" draw:end-shape="id10" draw:end-glue-point="0" svg:d="M14200 4681c-2567 0-3850 719-3850 2157" svg:viewBox="0 0 3851 2158">
          <text:p/>
        </draw:connector>
        <draw:frame draw:style-name="gr11" draw:text-style-name="P5" xml:id="id13" draw:id="id13" draw:layer="layout" svg:width="9.4cm" svg:height="7.361cm" svg:x="0.4cm" svg:y="28.6cm">
          <draw:text-box>
            <text:p><text:span text:style-name="T4">The primary goal of the function exec_app_rails is to execute your app's bin/rails. If the current directory does not have a bin/rails, it will navigate upwards until it finds a bin/rails executable. Thus one can invoke a rails command from anywhere inside a rails application</text:span></text:p>
          </draw:text-box>
        </draw:frame>
        <draw:connector draw:style-name="gr12" draw:text-style-name="P4" draw:layer="layout" draw:type="line" svg:x1="9.8cm" svg:y1="32.28cm" svg:x2="14.637cm" svg:y2="25.775cm" draw:start-shape="id13" draw:start-glue-point="1" svg:d="M9800 32280l4837-6505" svg:viewBox="0 0 4838 6506">
          <text:p/>
        </draw:connector>
        <draw:connector draw:style-name="gr12" draw:text-style-name="P4" draw:layer="layout" draw:type="line" svg:x1="9.8cm" svg:y1="32.28cm" svg:x2="15.166cm" svg:y2="31.641cm" draw:start-shape="id13" draw:start-glue-point="1" svg:d="M9800 32280l5366-639" svg:viewBox="0 0 5367 6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05cm" fo:margin-bottom="0.123cm" fo:margin-left="0.211cm" fo:margin-right="0.193cm" fo:page-width="34cm" fo:page-height="3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8T14:13:54.750000000</meta:creation-date>
    <dc:date>2015-10-08T15:37:40.896000000</dc:date>
    <meta:editing-duration>PT33M20S</meta:editing-duration>
    <meta:editing-cycles>12</meta:editing-cycles>
    <meta:generator>LibreOffice/4.2.7.2$Windows_x86 LibreOffice_project/933c0aa564ec4f8883ed5732c866db48dca4dac5</meta:generator>
    <meta:document-statistic meta:object-count="27"/>
  </office:meta>
</office:document-meta>
</file>